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2-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ILLUSTRATIONS TO THE NATION OF ISRAEL (12:1-28; 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IS ILLUSTRATIONS TO THE NATION OF ISRAEL (12:1-28; 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rough demonstrations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rough demonstrations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illustration (12:1-1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illustration (12:1-1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ymbol (12:1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ignificance (12:8-1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rough demonstrations (12:1-2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illustration (12:1-1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illustration (12:17-20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illustration (12:17-2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ymbol (12:17-1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gnificance (12:19-2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rough demonstrations (12:1-2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illustration (12:1-1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illustration (12:17-2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HIS ILLUSTRATIONS TO THE NATION OF ISRAEL (12:1-28; 15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rough demonstrations (12:1-20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rough proverbs (12:21-2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rough proverbs (12:21-2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old proverb of the people (12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new proverb of the prophet (12:23-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HIS ILLUSTRATIONS TO THE NATION OF ISRAEL (12:1-28; 15:1-8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rough demonstrations (12:1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rough proverbs (12:21-2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rough analogy (15:1-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ZEKIEL 12-15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HIS ILLUSTRATIONS TO THE NATION OF ISRAEL (12:1-28; 15:1-8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HIS INDICTMENT OF THE NATION OF ISRAEL (13:1-14:23)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HIS INDICTMENT OF THE NATION OF ISRAEL (13:1-14:23)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Ezekiel condemns the false prophets (13:1-23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-title-Title-Slide" presentation:presentation-page-layout-name="Master1-PPL1" draw:id="Slide-268">
        <draw:frame draw:id="id107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<text:s text:c="1"/>Ezekiel condemns the false prophets (13:1-23).<text:s text:c="1"/></text:span><text:span text:style-name="a595" text:class-names=""/></text:p>
          </draw:text-box>
          <svg:title/>
          <svg:desc/>
        </draw:frame>
        <draw:frame draw:id="id108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male prophets (13:1-16)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male prophets (13:1-16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erversions (13:1-7, 10, 16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unishment (13:8-9, 11-1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condemns the false prophets (13:1-23).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male prophets (13:1-1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female prophets (13:17-23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female prophets (13:17-23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ir perversions (13:17-20, 22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ir punishment (13:21, 2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condemns the false prophets (13:1-23).<text:s text:c="1"/>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le prophets (13:1-1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female prophets (13:17-2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HIS INDICTMENT OF THE NATION OF ISRAEL (13:1-14:23)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condemns the false prophets (13:1-2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condemns the idol worshipers (14:1-23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Ezekiel condemns the idol worshipers (14:1-23).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ree people (14:1-2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Four punishments (14:21-23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HIS INDICTMENT OF THE NATION OF ISRAEL (13:1-14:23)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Ezekiel condemns the false prophets (13:1-23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Ezekiel condemns the idol worshipers (14:1-23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EZEKIEL 12-15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HIS ILLUSTRATIONS TO THE NATION OF ISRAEL (12:1-28; 15:1-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HIS INDICTMENT OF THE NATION OF ISRAEL (13:1-14:23)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2-15</dc:title>
    <meta:initial-creator>David STRICKLAND</meta:initial-creator>
    <dc:creator>David STRICKLAND</dc:creator>
    <meta:creation-date>2020-02-23T23:12:22Z</meta:creation-date>
    <dc:date>2020-02-23T23:12:23Z</dc:date>
    <meta:template xlink:href="BibleStudy" xlink:type="simple"/>
    <meta:editing-cycles>1</meta:editing-cycles>
    <meta:editing-duration>PT0S</meta:editing-duration>
    <meta:document-statistic meta:paragraph-count="59" meta:word-count="450"/>
  </office:meta>
</office:document-meta>
</file>